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4.9398in"/>
    </style:style>
    <style:style style:name="co5" style:family="table-column">
      <style:table-column-properties fo:break-before="auto" style:column-width="5.9756in"/>
    </style:style>
    <style:style style:name="co6" style:family="table-column">
      <style:table-column-properties fo:break-before="auto" style:column-width="5.639in"/>
    </style:style>
    <style:style style:name="co7" style:family="table-column">
      <style:table-column-properties fo:break-before="auto" style:column-width="4.56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6" table:default-cell-style-name="Default"/>
        <table:table-column table:style-name="co1" table:number-columns-repeated="2" table:default-cell-style-name="ce3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office:value-type="string">
            <text:p>S.No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Date Done</text:p>
          </table:table-cell>
          <table:table-cell table:style-name="ce2" office:value-type="string">
            <text:p>Comments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ite and get the description of signals in PXTU Module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date the CSV with signal's description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3-11">
            <text:p>03/11/17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ify createDB.py to create file and update without depending on the current DB file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te a diagnostics for error finder and a provision to auto correct</text:p>
          </table:table-cell>
          <table:table-cell table:number-columns-repeated="2"/>
          <table:table-cell office:value-type="string">
            <text:p>#16 should fix what is required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ke the IP obtaining from the XML file rather than hardcoding i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 but needs improvement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ke a time stamp feature in arduino engine for data exchange between arduino and pi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1">
            <text:p>06/11/17</text:p>
          </table:table-cell>
          <table:table-cell office:value-type="string">
            <text:p>To be tested with integration to arduino.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dd capability for not writing to SHM when it is locked.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And add force to bypass this check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Write frequency of every engine into the SHM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reate master controller to the source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ster controller should check the input status of the engine and run accordingly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17">
            <text:p>06/17/17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ke RTU and Dcap as Daemon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hange couts to logger for RTU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Not all are changed but one was changed, that is sufficient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mplement engine controller in Python (like base)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like robot.engine.arduino.state = 1/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reate a data capture engine that can be used for recording the data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sync with the #14, create an evaluation Python lib that can evaluate timing and others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4">
            <text:p>06/24/17</text:p>
          </table:table-cell>
          <table:table-cell office:value-type="string">
            <text:p>Tested working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 code to arduino engine to reset the Arduino base when it is stuck in some condition.</text:p>
          </table:table-cell>
          <table:table-cell table:number-columns-repeated="2"/>
          <table:table-cell office:value-type="string">
            <text:p>Reset the timestamp counter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ke bash for building all the engines and common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earn GPIO pin programming in Linux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dd namespace to falcon</text:p>
          </table:table-cell>
          <table:table-cell table:number-columns-repeated="2"/>
          <table:table-cell office:value-type="string">
            <text:p>Create a new namespace in shared library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ix Cmake for Windows without affecting Linux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20">
            <text:p>07/20/17</text:p>
          </table:table-cell>
          <table:table-cell office:value-type="string">
            <text:p>cmake works in windows now for engines and common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dd ms to the dcap timestamp 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These are the units of the recording time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dd feature for checking the status and then runn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6-26">
            <text:p>06/26/17</text:p>
          </table:table-cell>
          <table:table-cell office:value-type="string">
            <text:p>If the engine is paused, the master should not run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dd a feature to PXTU to exit all the running engine on the Pi</text:p>
          </table:table-cell>
          <table:table-cell table:number-columns-repeated="2"/>
          <table:table-cell office:value-type="string">
            <text:p>It should kill all the engines including RTU and Dcap Use #25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mplement as a thread in engineFrame to do some engine specific background tasks</text:p>
          </table:table-cell>
          <table:table-cell table:number-columns-repeated="2"/>
          <table:table-cell office:value-type="string">
            <text:p>It should do #23. Use #25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reate a new variable for EXIT engines</text:p>
          </table:table-cell>
          <table:table-cell table:number-columns-repeated="2"/>
          <table:table-cell office:value-type="string">
            <text:p>EngineFrame thread should monitor this variable and exit when se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cap engine shall send an ACK for its reques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19">
            <text:p>07/19/17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eate ways to evaluate the CSV file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ve a static IP to the target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office:value-type="string">
            <text:p>192.168.0.143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ake provision for int data type</text:p>
          </table:table-cell>
          <table:table-cell table:style-name="Default" table:number-columns-repeated="2"/>
          <table:table-cell office:value-type="string">
            <text:p>Applies for set, get and force. Currently only int is used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hange the pattern of Dcap string</text:p>
          </table:table-cell>
          <table:table-cell table:style-name="ce4" office:value-type="string">
            <text:p>Done</text:p>
          </table:table-cell>
          <table:table-cell table:style-name="ce5" office:value-type="date" office:date-value="2017-07-30">
            <text:p>07/30/17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Wrap socket in an API</text:p>
          </table:table-cell>
          <table:table-cell table:number-columns-repeated="2"/>
          <table:table-cell office:value-type="string">
            <text:p>Support both UDP and TCP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1023"/>
        </table:table-row>
        <table:table-row table:style-name="ro1">
          <table:table-cell office:value-type="float" office:value="33">
            <text:p>33</text:p>
          </table:table-cell>
          <table:table-cell table:number-columns-repeated="1023"/>
        </table:table-row>
        <table:table-row table:style-name="ro1">
          <table:table-cell office:value-type="float" office:value="34">
            <text:p>34</text:p>
          </table:table-cell>
          <table:table-cell table:number-columns-repeated="1023"/>
        </table:table-row>
        <table:table-row table:style-name="ro1">
          <table:table-cell office:value-type="float" office:value="35">
            <text:p>35</text:p>
          </table:table-cell>
          <table:table-cell table:number-columns-repeated="1023"/>
        </table:table-row>
        <table:table-row table:style-name="ro1">
          <table:table-cell office:value-type="float" office:value="36">
            <text:p>36</text:p>
          </table:table-cell>
          <table:table-cell table:number-columns-repeated="1023"/>
        </table:table-row>
        <table:table-row table:style-name="ro1">
          <table:table-cell office:value-type="float" office:value="37">
            <text:p>37</text:p>
          </table:table-cell>
          <table:table-cell table:number-columns-repeated="1023"/>
        </table:table-row>
        <table:table-row table:style-name="ro1">
          <table:table-cell office:value-type="float" office:value="38">
            <text:p>38</text:p>
          </table:table-cell>
          <table:table-cell table:number-columns-repeated="1023"/>
        </table:table-row>
        <table:table-row table:style-name="ro1">
          <table:table-cell office:value-type="float" office:value="39">
            <text:p>39</text:p>
          </table:table-cell>
          <table:table-cell table:number-columns-repeated="1023"/>
        </table:table-row>
        <table:table-row table:style-name="ro1">
          <table:table-cell office:value-type="float" office:value="40">
            <text:p>40</text:p>
          </table:table-cell>
          <table:table-cell table:number-columns-repeated="1023"/>
        </table:table-row>
        <table:table-row table:style-name="ro1">
          <table:table-cell office:value-type="float" office:value="41">
            <text:p>41</text:p>
          </table:table-cell>
          <table:table-cell table:number-columns-repeated="1023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table:number-columns-repeated="1023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w Priority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>
            <text:p>Create thread in master engine for transmitting the data to LabView GUI.- LP</text:p>
          </table:table-cell>
          <table:table-cell table:number-columns-repeated="2"/>
          <table:table-cell office:value-type="string">
            <text:p>Check detailed description</text:p>
          </table:table-cell>
        </table:table-row>
        <table:table-row table:style-name="ro1">
          <table:table-cell/>
          <table:table-cell office:value-type="string">
            <text:p>Create LabView GUI with initial draft of lights.- LP</text:p>
          </table:table-cell>
          <table:table-cell table:number-columns-repeated="3"/>
        </table:table-row>
      </table:table>
      <table:table table:name="New things" table:style-name="ta1" table:print="false"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arn CPU schedul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 the IO wait time for other operations?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quency base scheduling</text:p>
          </table:table-cell>
        </table:table-row>
      </table:table>
      <table:database-ranges>
        <table:database-range table:name="__Anonymous_Sheet_DB__1" table:target-range-address="Sheet1.A1:Sheet1.E31" table:display-filter-buttons="true"/>
        <table:database-range table:name="__Anonymous_Sheet_DB__2" table:target-range-address="Sheet1.A1:Sheet1.E31" table:display-filter-buttons="true">
          <table:filter>
            <table:filter-condition table:field-number="2" table:value="Done" table:operator="!="/>
          </table:filter>
        </table:database-range>
        <table:database-range table:target-range-address="Sheet1.A1:Sheet1.AMJ3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8/26/2017</text:date>, <text:time>10:0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6M22S</meta:editing-duration>
    <meta:editing-cycles>82</meta:editing-cycles>
    <meta:generator>OpenOffice/4.1.3$Win32 OpenOffice.org_project/413m1$Build-9783</meta:generator>
    <dc:date>2017-08-26T10:04:46.96</dc:date>
    <dc:creator>Naveen Chakravarthy</dc:creator>
    <meta:document-statistic meta:table-count="3" meta:cell-count="145" meta:object-count="0"/>
    <meta:user-defined meta:name="Info 1"/>
    <meta:user-defined meta:name="Info 2"/>
    <meta:user-defined meta:name="Info 3"/>
    <meta:user-defined meta:name="Info 4"/>
  </office:meta>
</office:document-meta>
</file>